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3.21cm" table:align="left"/>
    </style:style>
    <style:style style:name="Table1.A" style:family="table-column">
      <style:table-column-properties style:column-width="3.21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3.471cm" table:align="left"/>
    </style:style>
    <style:style style:name="Table2.A" style:family="table-column">
      <style:table-column-properties style:column-width="3.471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3.635cm" table:align="left"/>
    </style:style>
    <style:style style:name="Table3.A" style:family="table-column">
      <style:table-column-properties style:column-width="3.635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3.071cm" table:align="left"/>
    </style:style>
    <style:style style:name="Table4.A" style:family="table-column">
      <style:table-column-properties style:column-width="3.071cm"/>
    </style:style>
    <style:style style:name="Table4.A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fo:font-size="2pt" style:font-size-asian="2pt" style:font-size-complex="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bookmark text:name="LC1"/>ifndef __FUN_H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bookmark text:name="LC2"/>#define __FUN_H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<text:bookmark text:name="LC3"/>int sum(int x, int y);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<text:bookmark text:name="LC4"/>int square(int x);</text:p>
          </table:table-cell>
        </table:table-row>
      </table:table>
      <text:p text:style-name="Text_20_body">#endif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4T08:42:58.385246248</meta:creation-date>
    <dc:date>2021-03-04T08:45:32.377799545</dc:date>
    <meta:editing-duration>PT2M33S</meta:editing-duration>
    <meta:editing-cycles>4</meta:editing-cycles>
    <meta:generator>LibreOffice/6.4.4.2$Linux_X86_64 LibreOffice_project/40$Build-2</meta:generator>
    <meta:document-statistic meta:table-count="4" meta:image-count="0" meta:object-count="0" meta:page-count="1" meta:paragraph-count="5" meta:word-count="13" meta:character-count="75" meta:non-whitespace-character-count="67"/>
  </office:meta>
</office:document-meta>
</file>